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7056" calcext:value-type="float">
            <text:p>99.1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7168" calcext:value-type="float">
            <text:p>97.7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3816" calcext:value-type="float">
            <text:p>96.0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1272" calcext:value-type="float">
            <text:p>95.5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4864" calcext:value-type="float">
            <text:p>95.3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3176" calcext:value-type="float">
            <text:p>94.7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6144" calcext:value-type="float">
            <text:p>94.1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1408" calcext:value-type="float">
            <text:p>93.5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0704" calcext:value-type="float">
            <text:p>92.5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4904" calcext:value-type="float">
            <text:p>91.8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15</text:p>
          </table:table-cell>
          <table:table-cell office:value-type="string" calcext:value-type="string">
            <text:p>TWDB:0761815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